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86pt" svg:y="2.83pt">
            <draw:object draw:notify-on-update-of-ranges="Sheet1.B1:Sheet1.B1 Sheet1.B2:Sheet1.B501 Sheet1.C1:Sheet1.C1 Sheet1.C2:Sheet1.C501 Sheet1.D1:Sheet1.D1 Sheet1.D2:Sheet1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LEATORIO</text:p>
          </table:table-cell>
          <table:table-cell office:value-type="string" calcext:value-type="string">
            <text:p>RULETA</text:p>
          </table:table-cell>
          <table:table-cell office:value-type="string" calcext:value-type="string">
            <text:p>TORN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54178" calcext:value-type="float">
            <text:p>4495417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5062" calcext:value-type="float">
            <text:p>44915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49310" calcext:value-type="float">
            <text:p>44949310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5062" calcext:value-type="float">
            <text:p>44915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33466" calcext:value-type="float">
            <text:p>4493346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5062" calcext:value-type="float">
            <text:p>44915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33466" calcext:value-type="float">
            <text:p>4493346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933466" calcext:value-type="float">
            <text:p>4493346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33466" calcext:value-type="float">
            <text:p>44933466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913712" calcext:value-type="float">
            <text:p>4491371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96908" calcext:value-type="float">
            <text:p>44896908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90968" calcext:value-type="float">
            <text:p>44890968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912474" calcext:value-type="float">
            <text:p>449124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86318" calcext:value-type="float">
            <text:p>448863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5640" calcext:value-type="float">
            <text:p>448756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79170" calcext:value-type="float">
            <text:p>44879170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6514" calcext:value-type="float">
            <text:p>4486651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4876402" calcext:value-type="float">
            <text:p>44876402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860864" calcext:value-type="float">
            <text:p>4486086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71926" calcext:value-type="float">
            <text:p>448719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61694" calcext:value-type="float">
            <text:p>44861694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859944" calcext:value-type="float">
            <text:p>44859944</text:p>
          </table:table-cell>
          <table:table-cell office:value-type="float" office:value="44823708" calcext:value-type="float">
            <text:p>44823708</text:p>
          </table:table-cell>
          <table:table-cell office:value-type="float" office:value="44867682" calcext:value-type="float">
            <text:p>44867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8:35:32.183508133</meta:creation-date>
    <meta:generator>LibreOffice/6.0.7.3$Linux_X86_64 LibreOffice_project/00m0$Build-3</meta:generator>
    <dc:date>2019-02-01T18:47:15.165254389</dc:date>
    <meta:editing-duration>PT11M42S</meta:editing-duration>
    <meta:editing-cycles>3</meta:editing-cycles>
    <meta:document-statistic meta:table-count="1" meta:cell-count="2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Sheet1.B1:Sheet1.D501" chart:data-source-has-labels="row" svg:x="0.32cm" svg:y="0.18cm" svg:width="12.032cm" svg:height="8.64cm">
          <chartooo:coordinate-region svg:x="2.053cm" svg:y="0.301cm" svg:width="10.29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1" chart:label-cell-address="Sheet1.B1:Sheet1.B1" chart:class="chart:line">
            <chart:data-point chart:repeated="500"/>
          </chart:series>
          <chart:series chart:style-name="ch7" chart:values-cell-range-address="Sheet1.C2:Sheet1.C501" chart:label-cell-address="Sheet1.C1:Sheet1.C1" chart:class="chart:line">
            <chart:data-point chart:repeated="500"/>
          </chart:series>
          <chart:series chart:style-name="ch8" chart:values-cell-range-address="Sheet1.D2:Sheet1.D501" chart:label-cell-address="Sheet1.D1:Sheet1.D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ATORIO</text:p>
                <draw:g>
                  <svg:desc>Sheet1.B1:Sheet1.B1</svg:desc>
                </draw:g>
              </table:table-cell>
              <table:table-cell office:value-type="string">
                <text:p>RULETA</text:p>
                <draw:g>
                  <svg:desc>Sheet1.C1:Sheet1.C1</svg:desc>
                </draw:g>
              </table:table-cell>
              <table:table-cell office:value-type="string">
                <text:p>TORNE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54178">
                <text:p>44954178</text:p>
                <draw:g>
                  <svg:desc>Sheet1.B2:Sheet1.B501</svg:desc>
                </draw:g>
              </table:table-cell>
              <table:table-cell office:value-type="float" office:value="44890968">
                <text:p>44890968</text:p>
                <draw:g>
                  <svg:desc>Sheet1.C2:Sheet1.C501</svg:desc>
                </draw:g>
              </table:table-cell>
              <table:table-cell office:value-type="float" office:value="44915062">
                <text:p>44915062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49310">
                <text:p>44949310</text:p>
              </table:table-cell>
              <table:table-cell office:value-type="float" office:value="44890968">
                <text:p>44890968</text:p>
              </table:table-cell>
              <table:table-cell office:value-type="float" office:value="44915062">
                <text:p>44915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933466">
                <text:p>44933466</text:p>
              </table:table-cell>
              <table:table-cell office:value-type="float" office:value="44890968">
                <text:p>44890968</text:p>
              </table:table-cell>
              <table:table-cell office:value-type="float" office:value="44915062">
                <text:p>44915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933466">
                <text:p>44933466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33466">
                <text:p>44933466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933466">
                <text:p>44933466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13712">
                <text:p>4491371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96908">
                <text:p>44896908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76402">
                <text:p>44876402</text:p>
              </table:table-cell>
              <table:table-cell office:value-type="float" office:value="44890968">
                <text:p>44890968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912474">
                <text:p>44912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86318">
                <text:p>448863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5640">
                <text:p>448756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876402">
                <text:p>44876402</text:p>
              </table:table-cell>
              <table:table-cell office:value-type="float" office:value="44879170">
                <text:p>44879170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76402">
                <text:p>44876402</text:p>
              </table:table-cell>
              <table:table-cell office:value-type="float" office:value="44866514">
                <text:p>4486651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876402">
                <text:p>44876402</text:p>
              </table:table-cell>
              <table:table-cell office:value-type="float" office:value="44866514">
                <text:p>4486651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876402">
                <text:p>44876402</text:p>
              </table:table-cell>
              <table:table-cell office:value-type="float" office:value="44866514">
                <text:p>4486651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76402">
                <text:p>44876402</text:p>
              </table:table-cell>
              <table:table-cell office:value-type="float" office:value="44866514">
                <text:p>4486651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876402">
                <text:p>44876402</text:p>
              </table:table-cell>
              <table:table-cell office:value-type="float" office:value="44866514">
                <text:p>4486651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876402">
                <text:p>44876402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860864">
                <text:p>4486086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71926">
                <text:p>448719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859944">
                <text:p>44859944</text:p>
              </table:table-cell>
              <table:table-cell office:value-type="float" office:value="44861694">
                <text:p>44861694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859944">
                <text:p>44859944</text:p>
              </table:table-cell>
              <table:table-cell office:value-type="float" office:value="44823708">
                <text:p>44823708</text:p>
              </table:table-cell>
              <table:table-cell office:value-type="float" office:value="44867682">
                <text:p>44867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